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666cm" fo:margin-bottom="0cm" fo:text-indent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2.700000762939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40pt" style:font-size-asian="28pt" style:font-size-complex="28pt"/>
    </style:style>
    <style:style style:name="T5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Overview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Go Frendi Gunawan,</text:span></text:p>
            <text:p><text:span text:style-name="T2">Lecturer at STIKI,</text:span></text:p>
            <text:p><text:span text:style-name="T2">Backend Engineer at Kata.ai</text:span></text:p>
            <text:p><text:span text:style-name="T2">Crew at Facebook Developer Circle Ma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5cm" svg:x="1.4cm" svg:y="7.137cm" presentation:class="title" presentation:user-transformed="true">
          <draw:text-box>
            <text:p>Your goal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3.505cm" svg:x="1.4cm" svg:y="7.137cm" presentation:class="title" presentation:user-transformed="true">
          <draw:text-box>
            <text:p>Installing Anaconda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layer="layout" svg:width="25.199cm" svg:height="3.505cm" svg:x="1.4cm" svg:y="7.137cm" presentation:class="title" presentation:user-transformed="true">
          <draw:text-box>
            <text:p>Dat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5cm" svg:x="1.4cm" svg:y="0.837cm" presentation:class="title">
          <draw:text-box>
            <text:p>Data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 text:style-name="P3">Data is what we collect and store.</text:p>
              </text:list-item>
              <text:list-item>
                <text:p text:style-name="P3">It becomes information once we analyze it.</text:p>
              </text:list-item>
              <text:list-item>
                <text:p text:style-name="P3">It becomes knowledge once we understand it.</text:p>
              </text:list-item>
              <text:list-item>
                <text:p>~ @kelseyhightower, CloudNativeCon, 2018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Iris dataset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<text:a xlink:href="https://scikit-learn.org/stable/auto_examples" xlink:type="simple">https://scikit-learn.org/stable/auto_examples</text:a></text:span></text:p>
              </text:list-item>
              <text:list-item>
                <text:p>Iris dataset<text:line-break/><text:span text:style-name="T4">(</text:span><text:span text:style-name="T4"><text:a xlink:href="http://archive.ics.uci.edu/ml/datasets/Iris/" xlink:type="simple">http://archive.ics.uci.edu/ml/datasets/Iris/</text:a></text:span><text:span text:style-name="T4">)</text:span></text:p>
              </text:list-item>
              <text:list-item>
                <text:p>Iris dataset in scikit<text:line-break/><text:span text:style-name="T5">(</text:span><text:span text:style-name="T5"><text:a xlink:href="https://scikit-learn.org/stable/modules/generated/sklearn.datasets.load_iris.html" xlink:type="simple">https://scikit-learn.org/stable/modules/generated/sklearn.datasets.load_iris.html</text:a></text:span><text:span text:style-name="T5">)</text:span></text:p>
                <text:list>
                  <text:list-item>
                    <text:p>from sklearn.datasets import load_iris</text:p>
                  </text:list-item>
                  <text:list-item>
                    <text:p>data = load_iris(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Data natures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Numeric</text:p>
              </text:list-item>
              <text:list-item>
                <text:p>Text</text:p>
              </text:list-item>
              <text:list-item>
                <text:p>Geographic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Simple data analysis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Means</text:p>
              </text:list-item>
              <text:list-item>
                <text:p>Variance</text:p>
              </text:list-item>
              <text:list-item>
                <text:p>Correlation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7:41:49.827583136</meta:creation-date>
    <dc:date>2019-03-04T10:37:17.392843088</dc:date>
    <meta:editing-duration>PT2H54M40S</meta:editing-duration>
    <meta:editing-cycles>5</meta:editing-cycles>
    <meta:generator>LibreOffice/6.2.0.3$Linux_X86_64 LibreOffice_project/20$Build-3</meta:generator>
    <meta:document-statistic meta:object-count="50"/>
  </office:meta>
</office:document-meta>
</file>